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635cm"/>
    </style:style>
    <style:style style:name="gr10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color="#000000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4cm" fo:min-width="0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draw:marker-start="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293cm" svg:y1="2.854cm" svg:x2="7.293cm" svg:y2="4.124cm">
            <text:p/>
          </draw:line>
          <draw:line draw:style-name="gr2" draw:text-style-name="P1" draw:layer="layout" svg:x1="7.039cm" svg:y1="3.235cm" svg:x2="7.547cm" svg:y2="2.981cm">
            <text:p/>
          </draw:line>
          <draw:frame draw:style-name="gr3" draw:text-style-name="P2" draw:layer="layout" svg:width="1.361cm" svg:height="0.645cm" svg:x="7.151cm" svg:y="2.981cm">
            <draw:text-box>
              <text:p><text:span text:style-name="T1">N-1:0</text:span></text:p>
            </draw:text-box>
          </draw:frame>
          <draw:line draw:style-name="gr2" draw:text-style-name="P1" draw:layer="layout" svg:x1="7.039cm" svg:y1="3.235cm" svg:x2="7.547cm" svg:y2="2.981cm">
            <text:p/>
          </draw:line>
        </draw:g>
        <draw:g>
          <draw:line draw:style-name="gr1" draw:text-style-name="P1" draw:layer="layout" svg:x1="8.995cm" svg:y1="2.854cm" svg:x2="8.995cm" svg:y2="4.124cm">
            <text:p/>
          </draw:line>
          <draw:line draw:style-name="gr2" draw:text-style-name="P1" draw:layer="layout" svg:x1="8.741cm" svg:y1="3.235cm" svg:x2="9.249cm" svg:y2="2.981cm">
            <text:p/>
          </draw:line>
          <draw:frame draw:style-name="gr3" draw:text-style-name="P2" draw:layer="layout" svg:width="1.361cm" svg:height="0.645cm" svg:x="8.853cm" svg:y="2.981cm">
            <draw:text-box>
              <text:p><text:span text:style-name="T1">N-1:0</text:span></text:p>
            </draw:text-box>
          </draw:frame>
        </draw:g>
        <draw:g>
          <draw:line draw:style-name="gr2" draw:text-style-name="P1" draw:layer="layout" svg:x1="7.928cm" svg:y1="5.775cm" svg:x2="8.436cm" svg:y2="5.521cm">
            <text:p/>
          </draw:line>
          <draw:frame draw:style-name="gr3" draw:text-style-name="P2" draw:layer="layout" svg:width="1.361cm" svg:height="0.645cm" svg:x="8.04cm" svg:y="5.521cm">
            <draw:text-box>
              <text:p><text:span text:style-name="T1">N-1:0</text:span></text:p>
            </draw:text-box>
          </draw:frame>
          <draw:line draw:style-name="gr2" draw:text-style-name="P1" draw:layer="layout" svg:x1="7.928cm" svg:y1="5.775cm" svg:x2="8.436cm" svg:y2="5.521cm">
            <text:p/>
          </draw:line>
          <draw:line draw:style-name="gr2" draw:text-style-name="P1" draw:layer="layout" svg:x1="8.182cm" svg:y1="5.394cm" svg:x2="8.182cm" svg:y2="6.283cm">
            <text:p/>
          </draw:line>
        </draw:g>
        <draw:custom-shape draw:style-name="gr4" draw:text-style-name="P3" draw:layer="layout" svg:width="2.54cm" svg:height="1.27cm" draw:transform="rotate (1.57254165604689) translate (13.01cm 6.156cm)">
          <text:p text:style-name="P1"><text:span text:style-name="T2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1" draw:text-style-name="P1" draw:layer="layout" svg:x1="11.739cm" svg:y1="5.777cm" svg:x2="13.009cm" svg:y2="5.775cm">
            <text:p/>
          </draw:line>
          <draw:line draw:style-name="gr2" draw:text-style-name="P1" draw:layer="layout" svg:x1="12.121cm" svg:y1="6.031cm" svg:x2="11.866cm" svg:y2="5.523cm">
            <text:p/>
          </draw:line>
          <draw:frame draw:style-name="gr3" draw:text-style-name="P2" draw:layer="layout" svg:width="1.361cm" svg:height="0.645cm" draw:transform="rotate (1.57254165604689) translate (11.866cm 5.919cm)">
            <draw:text-box>
              <text:p><text:span text:style-name="T1">N-1:0</text:span></text:p>
            </draw:text-box>
          </draw:frame>
          <draw:line draw:style-name="gr2" draw:text-style-name="P1" draw:layer="layout" svg:x1="12.121cm" svg:y1="6.031cm" svg:x2="11.866cm" svg:y2="5.523cm">
            <text:p/>
          </draw:line>
        </draw:g>
        <draw:g>
          <draw:line draw:style-name="gr1" draw:text-style-name="P1" draw:layer="layout" svg:x1="11.736cm" svg:y1="4.075cm" svg:x2="13.006cm" svg:y2="4.073cm">
            <text:p/>
          </draw:line>
          <draw:line draw:style-name="gr2" draw:text-style-name="P1" draw:layer="layout" svg:x1="12.118cm" svg:y1="4.329cm" svg:x2="11.863cm" svg:y2="3.821cm">
            <text:p/>
          </draw:line>
          <draw:frame draw:style-name="gr3" draw:text-style-name="P2" draw:layer="layout" svg:width="1.361cm" svg:height="0.645cm" draw:transform="rotate (1.57254165604689) translate (11.863cm 4.217cm)">
            <draw:text-box>
              <text:p><text:span text:style-name="T1">N-1:0</text:span></text:p>
            </draw:text-box>
          </draw:frame>
        </draw:g>
        <draw:g>
          <draw:line draw:style-name="gr2" draw:text-style-name="P1" draw:layer="layout" svg:x1="14.659cm" svg:y1="5.137cm" svg:x2="14.404cm" svg:y2="4.629cm">
            <text:p/>
          </draw:line>
          <draw:frame draw:style-name="gr3" draw:text-style-name="P2" draw:layer="layout" svg:width="1.361cm" svg:height="0.645cm" draw:transform="rotate (1.57254165604689) translate (14.405cm 5.025cm)">
            <draw:text-box>
              <text:p><text:span text:style-name="T1">N-1:0</text:span></text:p>
            </draw:text-box>
          </draw:frame>
          <draw:line draw:style-name="gr2" draw:text-style-name="P1" draw:layer="layout" svg:x1="14.659cm" svg:y1="5.137cm" svg:x2="14.404cm" svg:y2="4.629cm">
            <text:p/>
          </draw:line>
          <draw:line draw:style-name="gr2" draw:text-style-name="P1" draw:layer="layout" svg:x1="14.278cm" svg:y1="4.884cm" svg:x2="15.167cm" svg:y2="4.882cm">
            <text:p/>
          </draw:line>
        </draw:g>
        <draw:g>
          <draw:line draw:style-name="gr1" draw:text-style-name="P1" draw:layer="layout" svg:x1="2.34cm" svg:y1="3.362cm" svg:x2="2.34cm" svg:y2="4.632cm">
            <text:p/>
          </draw:line>
          <draw:line draw:style-name="gr2" draw:text-style-name="P1" draw:layer="layout" svg:x1="2.086cm" svg:y1="3.743cm" svg:x2="2.594cm" svg:y2="3.489cm">
            <text:p/>
          </draw:line>
          <draw:frame draw:style-name="gr3" draw:text-style-name="P2" draw:layer="layout" svg:width="1.361cm" svg:height="0.645cm" svg:x="2.198cm" svg:y="3.489cm">
            <draw:text-box>
              <text:p><text:span text:style-name="T1">N-1:0</text:span></text:p>
            </draw:text-box>
          </draw:frame>
          <draw:line draw:style-name="gr2" draw:text-style-name="P1" draw:layer="layout" svg:x1="2.086cm" svg:y1="3.743cm" svg:x2="2.594cm" svg:y2="3.489cm">
            <text:p/>
          </draw:line>
        </draw:g>
        <draw:g>
          <draw:line draw:style-name="gr2" draw:text-style-name="P1" draw:layer="layout" svg:x1="2.086cm" svg:y1="5.521cm" svg:x2="2.594cm" svg:y2="5.267cm">
            <text:p/>
          </draw:line>
          <draw:frame draw:style-name="gr3" draw:text-style-name="P2" draw:layer="layout" svg:width="1.361cm" svg:height="0.645cm" svg:x="2.198cm" svg:y="5.267cm">
            <draw:text-box>
              <text:p><text:span text:style-name="T1">N-1:0</text:span></text:p>
            </draw:text-box>
          </draw:frame>
          <draw:line draw:style-name="gr2" draw:text-style-name="P1" draw:layer="layout" svg:x1="2.086cm" svg:y1="5.521cm" svg:x2="2.594cm" svg:y2="5.267cm">
            <text:p/>
          </draw:line>
          <draw:line draw:style-name="gr2" draw:text-style-name="P1" draw:layer="layout" svg:x1="2.34cm" svg:y1="5.14cm" svg:x2="2.34cm" svg:y2="6.029cm">
            <text:p/>
          </draw:line>
        </draw:g>
        <draw:g>
          <draw:line draw:style-name="gr1" draw:text-style-name="P1" draw:layer="layout" svg:x1="4.245cm" svg:y1="3.871cm" svg:x2="5.515cm" svg:y2="3.869cm">
            <text:p/>
          </draw:line>
          <draw:line draw:style-name="gr2" draw:text-style-name="P1" draw:layer="layout" svg:x1="4.627cm" svg:y1="4.125cm" svg:x2="4.372cm" svg:y2="3.617cm">
            <text:p/>
          </draw:line>
          <draw:frame draw:style-name="gr3" draw:text-style-name="P2" draw:layer="layout" svg:width="1.361cm" svg:height="0.645cm" draw:transform="rotate (1.57254165604689) translate (4.372cm 4.013cm)">
            <draw:text-box>
              <text:p><text:span text:style-name="T1">N-1:0</text:span></text:p>
            </draw:text-box>
          </draw:frame>
          <draw:line draw:style-name="gr2" draw:text-style-name="P1" draw:layer="layout" svg:x1="4.627cm" svg:y1="4.125cm" svg:x2="4.372cm" svg:y2="3.617cm">
            <text:p/>
          </draw:line>
        </draw:g>
        <draw:g>
          <draw:line draw:style-name="gr2" draw:text-style-name="P1" draw:layer="layout" svg:x1="4.626cm" svg:y1="5.979cm" svg:x2="4.371cm" svg:y2="5.471cm">
            <text:p/>
          </draw:line>
          <draw:frame draw:style-name="gr3" draw:text-style-name="P2" draw:layer="layout" svg:width="1.361cm" svg:height="0.645cm" draw:transform="rotate (1.57254165604689) translate (4.372cm 5.867cm)">
            <draw:text-box>
              <text:p><text:span text:style-name="T1">N-1:0</text:span></text:p>
            </draw:text-box>
          </draw:frame>
          <draw:line draw:style-name="gr2" draw:text-style-name="P1" draw:layer="layout" svg:x1="4.626cm" svg:y1="5.979cm" svg:x2="4.371cm" svg:y2="5.471cm">
            <text:p/>
          </draw:line>
          <draw:line draw:style-name="gr2" draw:text-style-name="P1" draw:layer="layout" svg:x1="4.245cm" svg:y1="5.726cm" svg:x2="5.134cm" svg:y2="5.724cm">
            <text:p/>
          </draw:line>
        </draw:g>
        <draw:g>
          <draw:custom-shape draw:style-name="gr4" draw:text-style-name="P1" draw:layer="layout" svg:width="1.27cm" svg:height="2.54cm" svg:x="3.229cm" svg:y="7.807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0.807cm" svg:height="0.725cm" svg:x="3.057cm" svg:y="7.971cm">
            <draw:text-box>
              <text:p><text:span text:style-name="T3">D</text:span></text:p>
            </draw:text-box>
          </draw:frame>
          <draw:frame draw:style-name="gr3" draw:text-style-name="P4" draw:layer="layout" svg:width="0.832cm" svg:height="0.725cm" svg:x="3.819cm" svg:y="7.971cm">
            <draw:text-box>
              <text:p><text:span text:style-name="T3">Q</text:span></text:p>
            </draw:text-box>
          </draw:frame>
          <draw:line draw:style-name="gr2" draw:text-style-name="P1" draw:layer="layout" svg:x1="3.229cm" svg:y1="9.712cm" svg:x2="3.356cm" svg:y2="9.839cm">
            <text:p/>
          </draw:line>
          <draw:line draw:style-name="gr2" draw:text-style-name="P1" draw:layer="layout" svg:x1="3.229cm" svg:y1="9.966cm" svg:x2="3.356cm" svg:y2="9.839cm">
            <text:p/>
          </draw:line>
          <draw:line draw:style-name="gr2" draw:text-style-name="P1" draw:layer="layout" svg:x1="2.467cm" svg:y1="9.839cm" svg:x2="3.229cm" svg:y2="9.839cm">
            <text:p/>
          </draw:line>
          <draw:line draw:style-name="gr5" draw:text-style-name="P1" draw:layer="layout" svg:x1="3.102cm" svg:y1="10.093cm" svg:x2="3.102cm" svg:y2="9.458cm">
            <text:p/>
          </draw:line>
          <draw:frame draw:style-name="gr6" draw:text-style-name="P4" draw:layer="layout" svg:width="1.12cm" svg:height="0.762cm" svg:x="1.889cm" svg:y="9.077cm">
            <draw:text-box>
              <text:p><text:span text:style-name="T3">Clk</text:span></text:p>
            </draw:text-box>
          </draw:frame>
          <draw:custom-shape draw:style-name="gr7" draw:text-style-name="P1" draw:layer="layout" svg:width="0.254cm" svg:height="0.254cm" svg:x="3.483cm" svg:y="10.3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.61cm" svg:y1="10.601cm" svg:x2="3.61cm" svg:y2="10.855cm">
            <text:p/>
          </draw:line>
          <draw:frame draw:style-name="gr6" draw:text-style-name="P4" draw:layer="layout" svg:width="1.374cm" svg:height="0.762cm" svg:x="3.506cm" svg:y="10.347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3.81cm" svg:height="3.81cm" svg:x="12.5cm" svg:y="7.172cm">
            <text:p text:style-name="P1">Large</text:p>
            <text:p text:style-name="P1">Sequential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5cm" svg:y1="10.347cm" svg:x2="12.627cm" svg:y2="10.474cm">
            <text:p/>
          </draw:line>
          <draw:line draw:style-name="gr2" draw:text-style-name="P1" draw:layer="layout" svg:x1="12.5cm" svg:y1="10.601cm" svg:x2="12.627cm" svg:y2="10.474cm">
            <text:p/>
          </draw:line>
          <draw:line draw:style-name="gr2" draw:text-style-name="P1" draw:layer="layout" svg:x1="11.738cm" svg:y1="10.474cm" svg:x2="12.5cm" svg:y2="10.474cm">
            <text:p/>
          </draw:line>
          <draw:line draw:style-name="gr5" draw:text-style-name="P1" draw:layer="layout" svg:x1="12.373cm" svg:y1="10.728cm" svg:x2="12.373cm" svg:y2="10.093cm">
            <text:p/>
          </draw:line>
          <draw:frame draw:style-name="gr6" draw:text-style-name="P4" draw:layer="layout" svg:width="1.12cm" svg:height="0.762cm" svg:x="11.16cm" svg:y="9.712cm">
            <draw:text-box>
              <text:p><text:span text:style-name="T3">Clk</text:span></text:p>
            </draw:text-box>
          </draw:frame>
          <draw:custom-shape draw:style-name="gr7" draw:text-style-name="P1" draw:layer="layout" svg:width="0.254cm" svg:height="0.254cm" svg:x="12.754cm" svg:y="10.9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881cm" svg:y1="11.236cm" svg:x2="12.881cm" svg:y2="11.49cm">
            <text:p/>
          </draw:line>
          <draw:frame draw:style-name="gr6" draw:text-style-name="P4" draw:layer="layout" svg:width="1.374cm" svg:height="0.762cm" svg:x="12.777cm" svg:y="10.982cm">
            <draw:text-box>
              <text:p><text:span text:style-name="T3">nRst</text:span></text:p>
            </draw:text-box>
          </draw:frame>
        </draw:g>
        <draw:custom-shape draw:style-name="gr4" draw:text-style-name="P1" draw:layer="layout" svg:width="3.81cm" svg:height="3.81cm" svg:x="2.27cm" svg:y="11.922cm">
          <text:p text:style-name="P1">Large</text:p>
          <text:p text:style-name="P1">Combinat.</text:p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2.667cm" svg:x="7.223cm" svg:y="12.049cm">
          <text:p text:style-name="P1">Small</text:p>
          <text:p text:style-name="P1">Comb..</text:p>
          <text:p text:style-name="P1">Block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048cm" svg:y1="2.143cm" svg:x2="6.08cm" svg:y2="2.143cm">
          <text:p/>
        </draw:line>
        <draw:line draw:style-name="gr8" draw:text-style-name="P1" draw:layer="layout" svg:x1="1.889cm" svg:y1="2.145cm" svg:x2="3.159cm" svg:y2="2.143cm">
          <text:p/>
        </draw:line>
        <draw:frame draw:style-name="gr9" draw:text-style-name="P4" draw:layer="layout" svg:width="2.921cm" svg:height="0.885cm" svg:x="4.048cm" svg:y="1.508cm">
          <draw:text-box>
            <text:p><text:span text:style-name="T3">signal</text:span></text:p>
          </draw:text-box>
        </draw:frame>
        <draw:frame draw:style-name="gr9" draw:text-style-name="P4" draw:layer="layout" svg:width="2.921cm" svg:height="0.885cm" svg:x="1.635cm" svg:y="1.508cm">
          <draw:text-box>
            <text:p><text:span text:style-name="T3">signal</text:span></text:p>
          </draw:text-box>
        </draw:frame>
        <draw:g>
          <draw:custom-shape draw:style-name="gr4" draw:text-style-name="P1" draw:layer="layout" svg:width="2.54cm" svg:height="2.667cm" svg:x="13.573cm" svg:y="12.43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3.573cm" svg:y1="14.462cm" svg:x2="13.7cm" svg:y2="14.589cm">
            <text:p/>
          </draw:line>
          <draw:line draw:style-name="gr2" draw:text-style-name="P1" draw:layer="layout" svg:x1="13.573cm" svg:y1="14.716cm" svg:x2="13.7cm" svg:y2="14.589cm">
            <text:p/>
          </draw:line>
          <draw:line draw:style-name="gr2" draw:text-style-name="P1" draw:layer="layout" svg:x1="12.811cm" svg:y1="14.589cm" svg:x2="13.573cm" svg:y2="14.589cm">
            <text:p/>
          </draw:line>
          <draw:line draw:style-name="gr5" draw:text-style-name="P1" draw:layer="layout" svg:x1="13.446cm" svg:y1="14.843cm" svg:x2="13.446cm" svg:y2="14.208cm">
            <text:p/>
          </draw:line>
          <draw:frame draw:style-name="gr6" draw:text-style-name="P4" draw:layer="layout" svg:width="1.12cm" svg:height="0.762cm" svg:x="12.233cm" svg:y="13.827cm">
            <draw:text-box>
              <text:p><text:span text:style-name="T3">Clk</text:span></text:p>
            </draw:text-box>
          </draw:frame>
          <draw:custom-shape draw:style-name="gr7" draw:text-style-name="P1" draw:layer="layout" svg:width="0.254cm" svg:height="0.254cm" svg:x="13.827cm" svg:y="15.0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954cm" svg:y1="15.351cm" svg:x2="13.954cm" svg:y2="15.605cm">
            <text:p/>
          </draw:line>
          <draw:frame draw:style-name="gr6" draw:text-style-name="P4" draw:layer="layout" svg:width="1.374cm" svg:height="0.762cm" svg:x="13.85cm" svg:y="15.097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5.334cm" svg:height="1.27cm" svg:x="10.906cm" svg:y="16.24cm">
            <text:p text:style-name="P1">Short Seq 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0.906cm" svg:y1="16.875cm" svg:x2="11.033cm" svg:y2="17.002cm">
            <text:p/>
          </draw:line>
          <draw:line draw:style-name="gr2" draw:text-style-name="P1" draw:layer="layout" svg:x1="10.906cm" svg:y1="17.129cm" svg:x2="11.033cm" svg:y2="17.002cm">
            <text:p/>
          </draw:line>
          <draw:line draw:style-name="gr2" draw:text-style-name="P1" draw:layer="layout" svg:x1="10.144cm" svg:y1="17.002cm" svg:x2="10.906cm" svg:y2="17.002cm">
            <text:p/>
          </draw:line>
          <draw:line draw:style-name="gr5" draw:text-style-name="P1" draw:layer="layout" svg:x1="10.779cm" svg:y1="17.256cm" svg:x2="10.779cm" svg:y2="16.621cm">
            <text:p/>
          </draw:line>
          <draw:frame draw:style-name="gr6" draw:text-style-name="P4" draw:layer="layout" svg:width="1.12cm" svg:height="0.762cm" svg:x="9.566cm" svg:y="16.24cm">
            <draw:text-box>
              <text:p><text:span text:style-name="T3">Clk</text:span></text:p>
            </draw:text-box>
          </draw:frame>
          <draw:custom-shape draw:style-name="gr7" draw:text-style-name="P1" draw:layer="layout" svg:width="0.254cm" svg:height="0.254cm" svg:x="11.16cm" svg:y="17.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1.287cm" svg:y1="17.764cm" svg:x2="11.287cm" svg:y2="18.018cm">
            <text:p/>
          </draw:line>
          <draw:frame draw:style-name="gr6" draw:text-style-name="P4" draw:layer="layout" svg:width="1.374cm" svg:height="0.762cm" svg:x="11.183cm" svg:y="17.51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2.54cm" svg:height="2.667cm" svg:x="36.249cm" svg:y="4.81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36.249cm" svg:y1="6.842cm" svg:x2="36.376cm" svg:y2="6.969cm">
            <text:p/>
          </draw:line>
          <draw:line draw:style-name="gr2" draw:text-style-name="P1" draw:layer="layout" svg:x1="36.249cm" svg:y1="7.096cm" svg:x2="36.376cm" svg:y2="6.969cm">
            <text:p/>
          </draw:line>
          <draw:line draw:style-name="gr2" draw:text-style-name="P1" draw:layer="layout" svg:x1="35.487cm" svg:y1="6.969cm" svg:x2="36.249cm" svg:y2="6.969cm">
            <text:p/>
          </draw:line>
          <draw:line draw:style-name="gr5" draw:text-style-name="P1" draw:layer="layout" svg:x1="36.122cm" svg:y1="7.223cm" svg:x2="36.122cm" svg:y2="6.588cm">
            <text:p/>
          </draw:line>
          <draw:frame draw:style-name="gr6" draw:text-style-name="P4" draw:layer="layout" svg:width="1.12cm" svg:height="0.762cm" svg:x="34.909cm" svg:y="6.207cm">
            <draw:text-box>
              <text:p><text:span text:style-name="T3">Clk</text:span></text:p>
            </draw:text-box>
          </draw:frame>
          <draw:custom-shape draw:style-name="gr7" draw:text-style-name="P1" draw:layer="layout" svg:width="0.254cm" svg:height="0.254cm" svg:x="36.503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6.63cm" svg:y1="7.731cm" svg:x2="36.63cm" svg:y2="7.985cm">
            <text:p/>
          </draw:line>
          <draw:frame draw:style-name="gr6" draw:text-style-name="P4" draw:layer="layout" svg:width="1.374cm" svg:height="0.762cm" svg:x="36.526cm" svg:y="7.477cm">
            <draw:text-box>
              <text:p><text:span text:style-name="T3">nRst</text:span></text:p>
            </draw:text-box>
          </draw:frame>
        </draw:g>
        <draw:line draw:style-name="gr8" draw:text-style-name="P1" draw:layer="layout" svg:x1="1.89cm" svg:y1="2.146cm" svg:x2="3.16cm" svg:y2="2.144cm">
          <text:p/>
        </draw:line>
        <draw:frame draw:style-name="gr9" draw:text-style-name="P4" draw:layer="layout" svg:width="2.921cm" svg:height="0.885cm" svg:x="1.636cm" svg:y="1.509cm">
          <draw:text-box>
            <text:p><text:span text:style-name="T3">signal</text:span></text:p>
          </draw:text-box>
        </draw:frame>
        <draw:g>
          <draw:line draw:style-name="gr1" draw:text-style-name="P1" draw:layer="layout" svg:x1="5.953cm" svg:y1="4.887cm" svg:x2="7.223cm" svg:y2="4.885cm">
            <text:p/>
          </draw:line>
          <draw:line draw:style-name="gr2" draw:text-style-name="P1" draw:layer="layout" svg:x1="6.335cm" svg:y1="5.141cm" svg:x2="6.08cm" svg:y2="4.633cm">
            <text:p/>
          </draw:line>
          <draw:frame draw:style-name="gr3" draw:text-style-name="P2" draw:layer="layout" svg:width="1.361cm" svg:height="0.645cm" draw:transform="rotate (1.57254165604689) translate (6.08cm 5.029cm)">
            <draw:text-box>
              <text:p><text:span text:style-name="T1">N-1:0</text:span></text:p>
            </draw:text-box>
          </draw:frame>
          <draw:line draw:style-name="gr2" draw:text-style-name="P1" draw:layer="layout" svg:x1="6.335cm" svg:y1="5.141cm" svg:x2="6.08cm" svg:y2="4.633cm">
            <text:p/>
          </draw:line>
        </draw:g>
        <draw:g>
          <draw:line draw:style-name="gr1" draw:text-style-name="P1" draw:layer="layout" svg:x1="13.7cm" svg:y1="2.651cm" svg:x2="13.7cm" svg:y2="3.921cm">
            <text:p/>
          </draw:line>
          <draw:line draw:style-name="gr2" draw:text-style-name="P1" draw:layer="layout" svg:x1="13.446cm" svg:y1="3.032cm" svg:x2="13.954cm" svg:y2="2.778cm">
            <text:p/>
          </draw:line>
          <draw:frame draw:style-name="gr3" draw:text-style-name="P2" draw:layer="layout" svg:width="1.361cm" svg:height="0.645cm" svg:x="13.558cm" svg:y="2.778cm">
            <draw:text-box>
              <text:p><text:span text:style-name="T1">N-1:0</text:span></text:p>
            </draw:text-box>
          </draw:frame>
          <draw:line draw:style-name="gr2" draw:text-style-name="P1" draw:layer="layout" svg:x1="13.446cm" svg:y1="3.032cm" svg:x2="13.954cm" svg:y2="2.778cm">
            <text:p/>
          </draw:line>
        </draw:g>
        <draw:custom-shape draw:style-name="gr10" draw:text-style-name="P1" draw:layer="layout" svg:width="0.254cm" svg:height="0.254cm" svg:x="12.303cm" svg:y="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6.096cm" svg:height="0.885cm" svg:x="12.811cm" svg:y="1.512cm">
          <draw:text-box>
            <text:p><text:span text:style-name="T4">connection dot</text:span></text:p>
          </draw:text-box>
        </draw:frame>
        <draw:line draw:style-name="gr1" draw:text-style-name="P1" draw:layer="layout" svg:x1="6.842cm" svg:y1="1.254cm" svg:x2="6.842cm" svg:y2="2.524cm">
          <text:p/>
        </draw:line>
        <draw:line draw:style-name="gr1" draw:text-style-name="P1" draw:layer="layout" svg:x1="7.985cm" svg:y1="2.524cm" svg:x2="7.985cm" svg:y2="1.254cm">
          <text:p/>
        </draw:line>
        <draw:g>
          <draw:line draw:style-name="gr11" draw:text-style-name="P1" draw:layer="layout" svg:x1="19.658cm" svg:y1="2.016cm" svg:x2="19.023cm" svg:y2="2.016cm">
            <text:p/>
          </draw:line>
          <draw:line draw:style-name="gr11" draw:text-style-name="P1" draw:layer="layout" svg:x1="19.658cm" svg:y1="3.286cm" svg:x2="19.023cm" svg:y2="3.286cm">
            <text:p/>
          </draw:line>
          <draw:line draw:style-name="gr11" draw:text-style-name="P1" draw:layer="layout" svg:x1="19.023cm" svg:y1="2.016cm" svg:x2="19.023cm" svg:y2="3.286cm">
            <text:p/>
          </draw:line>
          <draw:line draw:style-name="gr8" draw:text-style-name="P1" draw:layer="layout" svg:x1="18.272cm" svg:y1="2.27cm" svg:x2="19.023cm" svg:y2="2.27cm">
            <text:p/>
          </draw:line>
          <draw:line draw:style-name="gr8" draw:text-style-name="P1" draw:layer="layout" svg:x1="18.272cm" svg:y1="3.032cm" svg:x2="19.023cm" svg:y2="3.03cm">
            <text:p/>
          </draw:line>
          <draw:circle draw:style-name="gr12" draw:text-style-name="P1" draw:layer="layout" svg:width="1.27cm" svg:height="1.27cm" svg:x="19.034cm" svg:y="2.016cm" draw:kind="arc" draw:start-angle="272.08" draw:end-angle="90.95">
            <text:p/>
          </draw:circle>
          <draw:line draw:style-name="gr8" draw:text-style-name="P1" draw:layer="layout" svg:x1="20.315cm" svg:y1="2.653cm" svg:x2="21.066cm" svg:y2="2.651cm">
            <text:p/>
          </draw:line>
        </draw:g>
        <draw:g>
          <draw:line draw:style-name="gr11" draw:text-style-name="P1" draw:layer="layout" svg:x1="19.669cm" svg:y1="3.921cm" svg:x2="18.653cm" svg:y2="3.921cm">
            <text:p/>
          </draw:line>
          <draw:line draw:style-name="gr11" draw:text-style-name="P1" draw:layer="layout" svg:x1="19.669cm" svg:y1="5.191cm" svg:x2="18.653cm" svg:y2="5.191cm">
            <text:p/>
          </draw:line>
          <draw:line draw:style-name="gr8" draw:text-style-name="P1" draw:layer="layout" svg:x1="18.272cm" svg:y1="4.175cm" svg:x2="19.161cm" svg:y2="4.175cm">
            <text:p/>
          </draw:line>
          <draw:line draw:style-name="gr8" draw:text-style-name="P1" draw:layer="layout" svg:x1="18.272cm" svg:y1="4.937cm" svg:x2="19.161cm" svg:y2="4.935cm">
            <text:p/>
          </draw:line>
          <draw:circle draw:style-name="gr12" draw:text-style-name="P1" draw:layer="layout" svg:width="1.27cm" svg:height="1.27cm" svg:x="19.034cm" svg:y="3.921cm" draw:kind="arc" draw:start-angle="272.08" draw:end-angle="90.95">
            <text:p/>
          </draw:circle>
          <draw:circle draw:style-name="gr12" draw:text-style-name="P1" draw:layer="layout" svg:width="1.27cm" svg:height="1.27cm" svg:x="18.018cm" svg:y="3.921cm" draw:kind="arc" draw:start-angle="272.08" draw:end-angle="90.95">
            <text:p/>
          </draw:circle>
          <draw:line draw:style-name="gr8" draw:text-style-name="P1" draw:layer="layout" svg:x1="20.315cm" svg:y1="4.558cm" svg:x2="21.066cm" svg:y2="4.556cm">
            <text:p/>
          </draw:line>
        </draw:g>
        <draw:g>
          <draw:line draw:style-name="gr11" draw:text-style-name="P1" draw:layer="layout" svg:x1="19.669cm" svg:y1="5.826cm" svg:x2="18.653cm" svg:y2="5.826cm">
            <text:p/>
          </draw:line>
          <draw:line draw:style-name="gr11" draw:text-style-name="P1" draw:layer="layout" svg:x1="19.669cm" svg:y1="7.096cm" svg:x2="18.653cm" svg:y2="7.096cm">
            <text:p/>
          </draw:line>
          <draw:line draw:style-name="gr8" draw:text-style-name="P1" draw:layer="layout" svg:x1="18.272cm" svg:y1="6.08cm" svg:x2="18.907cm" svg:y2="6.08cm">
            <text:p/>
          </draw:line>
          <draw:line draw:style-name="gr8" draw:text-style-name="P1" draw:layer="layout" svg:x1="18.272cm" svg:y1="6.842cm" svg:x2="18.907cm" svg:y2="6.842cm">
            <text:p/>
          </draw:line>
          <draw:circle draw:style-name="gr12" draw:text-style-name="P1" draw:layer="layout" svg:width="1.27cm" svg:height="1.27cm" svg:x="19.034cm" svg:y="5.826cm" draw:kind="arc" draw:start-angle="272.08" draw:end-angle="90.95">
            <text:p/>
          </draw:circle>
          <draw:circle draw:style-name="gr12" draw:text-style-name="P1" draw:layer="layout" svg:width="1.27cm" svg:height="1.27cm" svg:x="18.018cm" svg:y="5.826cm" draw:kind="arc" draw:start-angle="272.08" draw:end-angle="90.95">
            <text:p/>
          </draw:circle>
          <draw:ellipse draw:style-name="gr12" draw:text-style-name="P1" draw:layer="layout" svg:width="1.27cm" svg:height="1.016cm" svg:x="17.891cm" svg:y="5.953cm" draw:kind="arc" draw:start-angle="272.08" draw:end-angle="90.95">
            <text:p/>
          </draw:ellipse>
          <draw:line draw:style-name="gr8" draw:text-style-name="P1" draw:layer="layout" svg:x1="20.315cm" svg:y1="6.463cm" svg:x2="21.066cm" svg:y2="6.461cm">
            <text:p/>
          </draw:line>
        </draw:g>
        <draw:custom-shape draw:style-name="gr7" draw:text-style-name="P1" draw:layer="layout" svg:width="0.254cm" svg:height="0.254cm" svg:x="18.145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6.096cm" svg:height="0.885cm" svg:x="18.78cm" svg:y="7.735cm">
          <draw:text-box>
            <text:p><text:span text:style-name="T4">inversion bubble</text:span></text:p>
          </draw:text-box>
        </draw:frame>
        <draw:custom-shape draw:style-name="gr7" draw:text-style-name="P1" draw:layer="layout" svg:width="3.048cm" svg:height="3.048cm" svg:x="20.304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.349cm" svg:height="1.673cm" svg:x="20.939cm" svg:y="12.045cm">
          <draw:text-box>
            <text:p>init</text:p>
            <text:p>[Q]</text:p>
          </draw:text-box>
        </draw:frame>
        <draw:g>
          <draw:g xml:id="id1" draw:id="id1">
            <draw:custom-shape draw:style-name="gr7" draw:text-style-name="P1" draw:layer="layout" svg:width="3.048cm" svg:height="3.048cm" svg:x="20.304cm" svg:y="15.59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13" draw:layer="layout" svg:width="1.704cm" svg:height="1.673cm" svg:x="20.835cm" svg:y="16.357cm">
              <draw:text-box>
                <text:p>hold</text:p>
                <text:p>[!Q]</text:p>
              </draw:text-box>
            </draw:frame>
          </draw:g>
          <draw:connector draw:style-name="gr14" draw:text-style-name="P1" draw:layer="layout" draw:type="curve" svg:x1="23.352cm" svg:y1="17.121cm" svg:x2="23.352cm" svg:y2="17.121cm" draw:start-shape="id1" draw:end-shape="id1" svg:d="m23352 17121" svg:viewBox="0 0 1 1">
            <text:p/>
          </draw:connector>
          <draw:path draw:style-name="gr15" draw:text-style-name="P1" draw:layer="layout" svg:width="0.936cm" svg:height="1.083cm" draw:transform="skewX (-0.462512251778497) rotate (0.837932573882478) translate (22.1094612613673cm 16.2893885539916cm)" svg:viewBox="0 0 937 1084" svg:d="m0 1084c1539 2 718-1084 718-1084">
            <text:p/>
          </draw:path>
          <draw:frame draw:style-name="gr9" draw:text-style-name="P4" draw:layer="layout" svg:width="2.921cm" svg:height="0.885cm" svg:x="22.717cm" svg:y="14.966cm">
            <draw:text-box>
              <text:p><text:span text:style-name="T3">!X</text:span></text:p>
            </draw:text-box>
          </draw:frame>
        </draw:g>
        <draw:g>
          <draw:line draw:style-name="gr11" draw:text-style-name="P1" draw:layer="layout" svg:x1="19.034cm" svg:y1="10.902cm" svg:x2="19.796cm" svg:y2="11.664cm">
            <text:p/>
          </draw:line>
          <draw:line draw:style-name="gr11" draw:text-style-name="P1" draw:layer="layout" svg:x1="19.288cm" svg:y1="11.664cm" svg:x2="19.796cm" svg:y2="11.664cm">
            <text:p/>
          </draw:line>
          <draw:line draw:style-name="gr14" draw:text-style-name="P1" draw:layer="layout" svg:x1="19.288cm" svg:y1="11.664cm" svg:x2="19.923cm" svg:y2="12.426cm">
            <text:p/>
          </draw:line>
          <draw:frame draw:style-name="gr9" draw:text-style-name="P4" draw:layer="layout" svg:width="1.524cm" svg:height="0.885cm" svg:x="17.891cm" svg:y="10.652cm">
            <draw:text-box>
              <text:p><text:span text:style-name="T3">nRst</text:span></text:p>
            </draw:text-box>
          </draw:frame>
        </draw:g>
        <draw:frame draw:style-name="gr9" draw:text-style-name="P5" draw:layer="layout" svg:width="8.795cm" svg:height="0.885cm" svg:x="18.145cm" svg:y="9.382cm">
          <draw:text-box>
            <text:p><text:span text:style-name="T4">symbols for state tranisition diagrams</text:span></text:p>
          </draw:text-box>
        </draw:frame>
        <draw:g>
          <draw:custom-shape draw:style-name="gr4" draw:text-style-name="P1" draw:layer="layout" svg:width="1.27cm" svg:height="2.54cm" draw:transform="rotate (-1.5707963267949) translate (9.918cm 8.973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0.807cm" svg:height="0.725cm" draw:transform="rotate (-1.5707963267949) translate (9.754cm 8.801cm)">
            <draw:text-box>
              <text:p><text:span text:style-name="T3">D</text:span></text:p>
            </draw:text-box>
          </draw:frame>
          <draw:frame draw:style-name="gr3" draw:text-style-name="P4" draw:layer="layout" svg:width="0.832cm" svg:height="0.725cm" draw:transform="rotate (-1.5707963267949) translate (9.754cm 9.563cm)">
            <draw:text-box>
              <text:p><text:span text:style-name="T3">Q</text:span></text:p>
            </draw:text-box>
          </draw:frame>
          <draw:line draw:style-name="gr2" draw:text-style-name="P1" draw:layer="layout" svg:x1="8.013cm" svg:y1="8.973cm" svg:x2="7.886cm" svg:y2="9.1cm">
            <text:p/>
          </draw:line>
          <draw:line draw:style-name="gr2" draw:text-style-name="P1" draw:layer="layout" svg:x1="7.759cm" svg:y1="8.973cm" svg:x2="7.886cm" svg:y2="9.1cm">
            <text:p/>
          </draw:line>
          <draw:line draw:style-name="gr2" draw:text-style-name="P1" draw:layer="layout" svg:x1="7.886cm" svg:y1="8.211cm" svg:x2="7.886cm" svg:y2="8.973cm">
            <text:p/>
          </draw:line>
          <draw:line draw:style-name="gr5" draw:text-style-name="P1" draw:layer="layout" svg:x1="7.632cm" svg:y1="8.846cm" svg:x2="8.267cm" svg:y2="8.846cm">
            <text:p/>
          </draw:line>
          <draw:frame draw:style-name="gr6" draw:text-style-name="P4" draw:layer="layout" svg:width="1.12cm" svg:height="0.762cm" draw:transform="rotate (-1.5707963267949) translate (8.648cm 7.633cm)">
            <draw:text-box>
              <text:p><text:span text:style-name="T3">Clk</text:span></text:p>
            </draw:text-box>
          </draw:frame>
          <draw:custom-shape draw:style-name="gr7" draw:text-style-name="P1" draw:layer="layout" svg:width="0.254cm" svg:height="0.254cm" draw:transform="rotate (-1.5707963267949) translate (7.378cm 9.22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2" draw:text-style-name="P1" draw:layer="layout" svg:x1="7.124cm" svg:y1="9.354cm" svg:x2="6.87cm" svg:y2="9.354cm">
            <text:p/>
          </draw:line>
          <draw:frame draw:style-name="gr6" draw:text-style-name="P4" draw:layer="layout" svg:width="1.374cm" svg:height="0.762cm" draw:transform="rotate (-1.5707963267949) translate (7.378cm 9.25cm)">
            <draw:text-box>
              <text:p><text:span text:style-name="T3">nRst</text:span></text:p>
            </draw:text-box>
          </draw:frame>
        </draw:g>
        <draw:g>
          <draw:line draw:style-name="gr2" draw:text-style-name="P1" draw:layer="layout" svg:x1="9.246cm" svg:y1="2.651cm" svg:x2="8.991cm" svg:y2="2.143cm">
            <text:p/>
          </draw:line>
          <draw:frame draw:style-name="gr3" draw:text-style-name="P2" draw:layer="layout" svg:width="1.361cm" svg:height="0.645cm" draw:transform="rotate (1.57254165604689) translate (8.991cm 2.539cm)">
            <draw:text-box>
              <text:p><text:span text:style-name="T1">N-1:0</text:span></text:p>
            </draw:text-box>
          </draw:frame>
          <draw:line draw:style-name="gr2" draw:text-style-name="P1" draw:layer="layout" svg:x1="9.246cm" svg:y1="2.651cm" svg:x2="8.991cm" svg:y2="2.143cm">
            <text:p/>
          </draw:line>
        </draw:g>
        <draw:g>
          <draw:line draw:style-name="gr2" draw:text-style-name="P1" draw:layer="layout" svg:x1="10.017cm" svg:y1="2.146cm" svg:x2="10.525cm" svg:y2="1.891cm">
            <text:p/>
          </draw:line>
          <draw:frame draw:style-name="gr3" draw:text-style-name="P2" draw:layer="layout" svg:width="1.361cm" svg:height="0.645cm" draw:transform="rotate (0.00174532925199433) translate (10.129cm 1.891cm)">
            <draw:text-box>
              <text:p><text:span text:style-name="T1">N-1:0</text:span></text:p>
            </draw:text-box>
          </draw:frame>
          <draw:line draw:style-name="gr2" draw:text-style-name="P1" draw:layer="layout" svg:x1="10.017cm" svg:y1="2.146cm" svg:x2="10.525cm" svg:y2="1.891cm">
            <text:p/>
          </draw:line>
        </draw:g>
        <draw:g>
          <draw:custom-shape draw:style-name="gr4" draw:text-style-name="P3" draw:layer="layout" svg:width="2.54cm" svg:height="1.27cm" svg:x="6.912cm" svg:y="4.124cm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3" draw:text-style-name="P4" draw:layer="layout" svg:width="0.739cm" svg:height="0.725cm" svg:x="6.969cm" svg:y="4.048cm">
            <draw:text-box>
              <text:p text:style-name="P4"><text:span text:style-name="T3">0</text:span></text:p>
            </draw:text-box>
          </draw:frame>
          <draw:frame draw:style-name="gr3" draw:text-style-name="P4" draw:layer="layout" svg:width="0.739cm" svg:height="0.725cm" svg:x="8.643cm" svg:y="4.048cm">
            <draw:text-box>
              <text:p text:style-name="P4"><text:span text:style-name="T3">1</text:span></text:p>
            </draw:text-box>
          </draw:frame>
        </draw:g>
        <draw:frame draw:style-name="gr3" draw:text-style-name="P4" draw:layer="layout" svg:width="0.739cm" svg:height="0.725cm" svg:x="12.811cm" svg:y="3.704cm">
          <draw:text-box>
            <text:p text:style-name="P4"><text:span text:style-name="T3">0</text:span></text:p>
          </draw:text-box>
        </draw:frame>
        <draw:frame draw:style-name="gr3" draw:text-style-name="P4" draw:layer="layout" svg:width="0.739cm" svg:height="0.725cm" svg:x="12.834cm" svg:y="5.355cm">
          <draw:text-box>
            <text:p text:style-name="P4"><text:span text:style-name="T3">1</text:span></text:p>
          </draw:text-box>
        </draw:frame>
        <draw:g>
          <draw:line draw:style-name="gr11" draw:text-style-name="P1" draw:layer="layout" svg:x1="24.241cm" svg:y1="2.651cm" svg:x2="22.96cm" svg:y2="2.016cm">
            <text:p/>
          </draw:line>
          <draw:line draw:style-name="gr11" draw:text-style-name="P1" draw:layer="layout" svg:x1="24.241cm" svg:y1="2.651cm" svg:x2="22.96cm" svg:y2="3.286cm">
            <text:p/>
          </draw:line>
          <draw:line draw:style-name="gr11" draw:text-style-name="P1" draw:layer="layout" svg:x1="22.96cm" svg:y1="2.016cm" svg:x2="22.96cm" svg:y2="3.286cm">
            <text:p/>
          </draw:line>
          <draw:line draw:style-name="gr8" draw:text-style-name="P1" draw:layer="layout" svg:x1="22.22cm" svg:y1="2.653cm" svg:x2="22.971cm" svg:y2="2.651cm">
            <text:p/>
          </draw:line>
          <draw:line draw:style-name="gr8" draw:text-style-name="P1" draw:layer="layout" svg:x1="24.252cm" svg:y1="2.653cm" svg:x2="25.003cm" svg:y2="2.651cm">
            <text:p/>
          </draw:line>
          <draw:custom-shape draw:style-name="gr7" draw:text-style-name="P1" draw:layer="layout" svg:width="0.254cm" svg:height="0.254cm" svg:x="24.241cm" svg:y="2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4-09-17T14:08:34</dc:date>
    <meta:editing-duration>PT3H44M47S</meta:editing-duration>
    <meta:editing-cycles>18</meta:editing-cycles>
    <meta:generator>LibreOffice/4.0.4.2$Linux_X86_64 LibreOffice_project/400m0$Build-2</meta:generator>
    <dc:creator>Mark Johnson</dc:creator>
    <meta:document-statistic meta:object-count="198"/>
  </office:meta>
</office:document-meta>
</file>